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bba0" officeooo:paragraph-rsid="0006bba0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a2e8c" officeooo:paragraph-rsid="000a2e8c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2e8c" officeooo:paragraph-rsid="000a2e8c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a020" officeooo:paragraph-rsid="000ba02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0ba020" officeooo:paragraph-rsid="000ba02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06bba0" officeooo:paragraph-rsid="000ba02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fo:font-size="14pt" officeooo:rsid="000d3f10" officeooo:paragraph-rsid="000d3f10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0d3f10" officeooo:paragraph-rsid="000d3f1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fo:font-size="14pt" officeooo:rsid="000ea98c" officeooo:paragraph-rsid="000ea98c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0d3f10" officeooo:paragraph-rsid="000d3f10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6bba0" officeooo:paragraph-rsid="0006bba0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73b48" officeooo:paragraph-rsid="00173b48" style:font-size-asian="12.25pt" style:font-size-complex="14pt"/>
    </style:style>
    <style:style style:name="T1" style:family="text">
      <style:text-properties officeooo:rsid="0013a359"/>
    </style:style>
    <style:style style:name="T2" style:family="text">
      <style:text-properties officeooo:rsid="0015304c"/>
    </style:style>
    <style:style style:name="T3" style:family="text">
      <style:text-properties officeooo:rsid="0016b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Omar faruk</text:p>
      <text:p text:style-name="P1">Registration Number:2019831055</text:p>
      <text:p text:style-name="P12">SWE-121</text:p>
      <text:p text:style-name="P1">Part:A</text:p>
      <text:p text:style-name="P1"/>
      <text:p text:style-name="P3"><text:span text:style-name="T1">A</text:span>ns. to the ques. No -1</text:p>
      <text:p text:style-name="P2"/>
      <text:p text:style-name="P2">#include&lt;stdio.h&gt;</text:p>
      <text:p text:style-name="P2">int main(){</text:p>
      <text:p text:style-name="P2"><text:s text:c="9"/>short a;</text:p>
      <text:p text:style-name="P2"><text:s text:c="9"/>long b;</text:p>
      <text:p text:style-name="P2"><text:s text:c="9"/>char c;</text:p>
      <text:p text:style-name="P2"><text:s text:c="9"/>double d;</text:p>
      <text:p text:style-name="P2"><text:s text:c="9"/>scanf("%hd %ld %c %lf",&amp;a,&amp;b,&amp;c,&amp;d);</text:p>
      <text:p text:style-name="P2"><text:s text:c="9"/>printf("%d %ld %c %lf",a,b,c,d);</text:p>
      <text:p text:style-name="P2"><text:s text:c="9"/>return 0;</text:p>
      <text:p text:style-name="P2"/>
      <text:p text:style-name="P2">}</text:p>
      <text:p text:style-name="P4"><text:span text:style-name="T1">A</text:span>ns. to the ques. no-2</text:p>
      <text:p text:style-name="P5"/>
      <text:p text:style-name="P6">#include&lt;stdio.h&gt;</text:p>
      <text:p text:style-name="P6">int <text:s/>function(int <text:s/>a); <text:s/>//function prototype//</text:p>
      <text:p text:style-name="P6"/>
      <text:p text:style-name="P6">int main(){</text:p>
      <text:p text:style-name="P6"><text:s text:c="4"/>int <text:s/>x , <text:span text:style-name="T3">i</text:span>; <text:s text:c="11"/>//changed data type; <text:s text:c="13"/></text:p>
      <text:p text:style-name="P6"><text:s text:c="4"/>for(i=1;i&lt;=20;i=i+2){</text:p>
      <text:p text:style-name="P6"><text:s text:c="8"/>x=function(i);</text:p>
      <text:p text:style-name="P6"><text:s text:c="8"/>printf("%d\n",x);</text:p>
      <text:p text:style-name="P6"><text:s text:c="4"/>}</text:p>
      <text:p text:style-name="P6"><text:s text:c="4"/>return 0;</text:p>
      <text:p text:style-name="P6">}</text:p>
      <text:p text:style-name="P6">int <text:s/>function(int a){ <text:s/>//<text:span text:style-name="T2">changed data type of perameter//</text:span></text:p>
      <text:p text:style-name="P6"><text:s text:c="4"/>int <text:s/>b=a % 10; <text:s/>//b should be declared as integer//</text:p>
      <text:p text:style-name="P6"><text:s text:c="4"/>b*=b;</text:p>
      <text:p text:style-name="P6"><text:s text:c="4"/>return b;</text:p>
      <text:p text:style-name="P6">}</text:p>
      <text:p text:style-name="P7">output of the program:</text:p>
      <text:p text:style-name="P7">1</text:p>
      <text:p text:style-name="P7">9</text:p>
      <text:p text:style-name="P7">25</text:p>
      <text:p text:style-name="P7">49</text:p>
      <text:p text:style-name="P7">81</text:p>
      <text:p text:style-name="P7">1</text:p>
      <text:p text:style-name="P7">9</text:p>
      <text:p text:style-name="P7">25</text:p>
      <text:p text:style-name="P7"><text:soft-page-break/>49</text:p>
      <text:p text:style-name="P7">81</text:p>
      <text:p text:style-name="P8"/>
      <text:p text:style-name="P10"><text:span text:style-name="T1">A</text:span>ns. to the ques. no-3</text:p>
      <text:p text:style-name="P7"/>
      <text:p text:style-name="P9">output of the following code:</text:p>
      <text:p text:style-name="P9">1 6 11 16 21 24 29 32 35 38 41 44 47 50 53 </text:p>
      <text:p text:style-name="P9">x = 53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9:41:24.063812030</meta:creation-date>
    <meta:generator>LibreOffice/6.4.7.2$Linux_X86_64 LibreOffice_project/40$Build-2</meta:generator>
    <dc:date>2021-07-05T12:28:56.480106659</dc:date>
    <meta:editing-duration>PT1H6M37S</meta:editing-duration>
    <meta:editing-cycles>8</meta:editing-cycles>
    <meta:document-statistic meta:table-count="0" meta:image-count="0" meta:object-count="0" meta:page-count="2" meta:paragraph-count="46" meta:word-count="125" meta:character-count="802" meta:non-whitespace-character-count="582"/>
  </office:meta>
</office:document-meta>
</file>